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style:shrink-to-fit="false" fo:min-height="9.525cm" fo:min-width="12.7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7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style:shrink-to-fit="false" fo:min-height="2.49cm" fo:min-width="10.745cm" fo:padding-top="0.025cm" fo:padding-bottom="0.025cm" fo:padding-left="0.025cm" fo:padding-right="0.0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2cm" fo:padding-bottom="0.252cm" fo:padding-left="0.377cm" fo:padding-right="0.377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style:shrink-to-fit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641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outline1" style:list-style-name="L2">
      <style:graphic-properties draw:stroke="none" svg:stroke-width="0cm" draw:fill="none" draw:textarea-vertical-align="top" draw:auto-grow-height="true" draw:fit-to-size="false" style:shrink-to-fit="false" fo:min-height="13.789cm" fo:padding-top="0.123cm" fo:padding-bottom="0.123cm" fo:padding-left="0.251cm" fo:padding-right="0.251cm" fo:wrap-option="no-wrap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3cm" fo:padding-bottom="0.13cm" fo:padding-left="0.25cm" fo:padding-right="0.25cm" fo:wrap-option="no-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3cm" fo:padding-bottom="0.13cm" fo:padding-left="0.25cm" fo:padding-right="0.25cm" fo:wrap-option="no-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171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076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style:use-window-font-color="true" fo:font-size="28pt"/>
    </style:style>
    <style:style style:name="P11" style:family="paragraph">
      <loext:graphic-properties draw:fill="none"/>
      <style:paragraph-properties fo:margin-left="0cm" fo:margin-right="0cm" fo:margin-top="0.245cm" fo:margin-bottom="0cm" fo:line-height="9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use-window-font-color="true" fo:font-size="28pt"/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2pt" fo:letter-spacing="normal" fo:font-style="italic" style:text-underline-style="none" fo:font-weight="normal" style:font-name-asian="MS Gothic2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cc00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2" style:family="text">
      <style:text-properties fo:font-variant="normal" fo:text-transform="none" fo:color="#0066ff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3" style:family="text">
      <style:text-properties fo:font-variant="normal" fo:text-transform="none" fo:color="#0066ff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8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style:font-name-asian="MS Gothic2" style:font-size-asian="28pt" style:font-style-asian="normal" style:font-name-complex="Tahoma" style:font-size-complex="28pt" style:font-style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size-asian="28pt" style:language-asian="he" style:country-asian="IL" style:font-style-asian="normal" style:font-weight-asian="normal" style:font-name-complex="Tahoma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 - functions</text:span></text:p>
          </draw:text-box>
        </draw:frame>
        <draw:frame draw:name="מציין מיקום טקסט 2" presentation:style-name="pr4" draw:text-style-name="P10" draw:layer="layout" svg:width="21.75cm" svg:height="11.887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functions</text:span><text:span text:style-name="T6">, 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6">Can be overloaded as functions for existing classes </text:span><text:span text:style-name="T7">(folder 0):</text:span><text:span text:style-name="T8"><text:line-break/></text:span><text:span text:style-name="T6"><text:line-break/></text:span><text:span text:style-name="T9">string operator* (string s, int n)</text:span><text:span text:style-name="T9"><text:line-break/></text:span><text:span text:style-name="T9">{ </text:span></text:p>
                <text:p text:style-name="P9"><text:span text:style-name="T9"><text:s text:c="3"/></text:span><text:span text:style-name="T9">... </text:span></text:p>
                <text:p text:style-name="P9"><text:span text:style-name="T9">}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 - methods</text:span></text:p>
          </draw:text-box>
        </draw:frame>
        <draw:frame draw:name="מציין מיקום טקסט 2" presentation:style-name="pr6" draw:text-style-name="P11" draw:layer="layout" svg:width="23.389cm" svg:height="14.035cm" svg:x="0.741cm" svg:y="3.881cm" presentation:class="outline" presentation:user-transformed="true">
          <draw:text-box>
            <text:list text:style-name="L2">
              <text:list-item>
                <text:p text:style-name="P9"><text:span text:style-name="T6">Operators can be overloaded as </text:span><text:span text:style-name="T5">methods </text:span><text:span text:style-name="T6">too </text:span><text:span text:style-name="T7">(folder 1):</text:span><text:span text:style-name="T7"><text:line-break/></text:span><text:span text:style-name="T6"><text:line-break/></text:span><text:span text:style-name="T9">class Complex {</text:span></text:p>
              </text:list-item>
              <text:list-item>
                <text:p text:style-name="P9"><text:span text:style-name="T10"><text:s text:c="4"/></text:span><text:span text:style-name="T9">Complex operator* (Complex b)</text:span></text:p>
                <text:p text:style-name="P9"><text:span text:style-name="T9"><text:s text:c="4"/></text:span><text:span text:style-name="T9">{ </text:span></text:p>
                <text:p text:style-name="P9"><text:span text:style-name="T9"><text:s text:c="7"/></text:span><text:span text:style-name="T9">... </text:span><text:span text:style-name="T9"><text:line-break/></text:span><text:span text:style-name="T9"> <text:s text:c="3"/>}</text:span></text:p>
                <text:p text:style-name="P9"><text:span text:style-name="T9">}</text:span></text:p>
                <text:p text:style-name="P9"><text:span text:style-name="T9"><text:line-break/></text:span><text:span text:style-name="T11">Note the different number of arguments – 2 vs. 1.</text:span><text:span text:style-name="T11"><text:line-break/></text:span><text:span text:style-name="T12">"</text:span><text:span text:style-name="T13">this</text:span><text:span text:style-name="T12">" is always the first argument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2.69cm" svg:height="9.52cm" svg:x="3.179cm" svg:y="1.931cm" draw:page-number="3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4" draw:master-page-name="Default">
        <office:forms form:automatic-focus="false" form:apply-design-mode="false"/>
        <draw:frame draw:name="כותרת 1" presentation:style-name="pr7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8" draw:text-style-name="P15" draw:layer="layout" svg:width="22.336cm" svg:height="11.058cm" svg:x="1.481cm" svg:y="5.503cm" presentation:class="outline" presentation:user-transformed="true">
          <draw:text-box>
            <text:p text:style-name="P12"><text:span text:style-name="T14">Operator can be invoked as a member function:</text:span></text:p>
            <text:p text:style-name="P13"><text:span text:style-name="T15">object1.operator*(object2);</text:span></text:p>
            <text:p text:style-name="P12"><text:span text:style-name="T14"/></text:p>
            <text:p text:style-name="P12"><text:span text:style-name="T14">It can also be used in more conventional manner:</text:span></text:p>
            <text:p text:style-name="P14"><text:span text:style-name="T16">object1 * object2;</text:span></text:p>
          </draw:text-box>
        </draw:frame>
        <presentation:notes draw:style-name="dp3">
          <draw:custom-shape draw:name="מלבן 1" draw:style-name="gr4" draw:text-style-name="P16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9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</text:span></text:p>
          </draw:text-box>
        </draw:frame>
        <draw:frame draw:name="מציין מיקום טקסט 2" presentation:style-name="pr11" draw:text-style-name="P15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7"><text:span text:style-name="T14">Natural usage.</text:span></text:p>
              </text:list-item>
            </text:list>
            <text:p text:style-name="P17"><text:span text:style-name="T14"/></text:p>
            <text:list text:continue-numbering="true" text:style-name="L4">
              <text:list-item>
                <text:p text:style-name="P17"><text:span text:style-name="T14">compare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7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4">to</text:span></text:p>
                      </text:list-item>
                    </text:list>
                  </text:list-item>
                  <text:list-item>
                    <text:p text:style-name="P17"><text:span text:style-name="T18">a= b+c</text:span></text:p>
                  </text:list-item>
                </text:list>
              </text:list-item>
            </text:list>
            <text:p><text:span text:style-name="T18"/></text:p>
            <text:list text:continue-numbering="true" text:style-name="L6">
              <text:list-item>
                <text:p text:style-name="P17"><text:span text:style-name="T14">compare:</text:span></text:p>
                <text:list>
                  <text:list-item>
                    <text:p text:style-name="P17"><text:span text:style-name="T17">v.elementAt(i)= 3</text:span></text:p>
                    <text:list>
                      <text:list-item>
                        <text:p text:style-name="P18"><text:span text:style-name="T14">to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8">v[i]= 3</text:span></text:p>
            <text:p text:style-name="P19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>
        <office:forms form:automatic-focus="false" form:apply-design-mode="false"/>
        <draw:custom-shape draw:name="מציין מיקום של מספר שקופית 2" draw:style-name="gr5" draw:text-style-name="P21" draw:layer="layout" svg:width="1.203cm" svg:height="0.936cm" svg:x="24.196cm" svg:y="18.113cm">
          <text:p text:style-name="P20"><text:span text:style-name="T1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0" draw:text-style-name="P22" draw:layer="layout" svg:width="23.318cm" svg:height="3.181cm" svg:x="1.524cm" svg:y="0.42cm" presentation:class="title" presentation:user-transformed="true">
          <draw:text-box>
            <text:p text:style-name="P8"><text:span text:style-name="T4">Operators ++ -- postfix prefix </text:span><text:span text:style-name="T20">(folder 1)</text:span></text:p>
          </draw:text-box>
        </draw:frame>
        <draw:custom-shape draw:name="צורה חופשית 2" draw:style-name="gr6" draw:text-style-name="P24" draw:layer="layout" svg:width="24.799cm" svg:height="14.479cm" svg:x="0.262cm" svg:y="3.597cm">
          <text:p text:style-name="P23"><text:span text:style-name="T21">// Prefix: ++n</text:span></text:p>
          <text:p text:style-name="P23"><text:span text:style-name="T21">Complex&amp;</text:span><text:span text:style-name="T22"> operator++</text:span><text:span text:style-name="T21">()</text:span><text:span text:style-name="T22"> {</text:span></text:p>
          <text:p text:style-name="P23"><text:span text:style-name="T22"><text:s/></text:span><text:span text:style-name="T22">code that adds one to this </text:span></text:p>
          <text:p text:style-name="P23"><text:span text:style-name="T22"><text:s/></text:span><text:span text:style-name="T22">return *this; // return ref to curr</text:span></text:p>
          <text:p text:style-name="P23"><text:span text:style-name="T22">} <text:s text:c="7"/></text:span></text:p>
          <text:p text:style-name="P23"><text:span text:style-name="T22"/></text:p>
          <text:p text:style-name="P23"><text:span text:style-name="T23">// Postfix : n++</text:span></text:p>
          <text:p text:style-name="P23"><text:span text:style-name="T23">const Complex </text:span><text:span text:style-name="T22">operator++</text:span><text:span text:style-name="T23">(int)</text:span><text:span text:style-name="T22"> {</text:span></text:p>
          <text:p text:style-name="P23"><text:span text:style-name="T22"><text:s/></text:span><text:span text:style-name="T22">Comlpex cpy(*this); // calling copy ctor</text:span></text:p>
          <text:p text:style-name="P23"><text:span text:style-name="T22"><text:s/></text:span><text:span text:style-name="T22">code that adds one to this</text:span></text:p>
          <text:p text:style-name="P23"><text:span text:style-name="T22"><text:s/></text:span><text:span text:style-name="T22">return cpy;</text:span></text:p>
          <text:p text:style-name="P23"><text:span text:style-name="T22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7" draw:text-style-name="P25" draw:layer="layout" svg:width="10.794cm" svg:height="2.539cm" svg:x="14.098cm" svg:y="8.637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8" draw:text-style-name="P26" draw:layer="layout" svg:width="16.509cm" svg:height="2.875cm" svg:x="13.97cm" svg:y="8.255cm">
          <text:p text:style-name="P23"><text:span text:style-name="T24">A flag that makes</text:span></text:p>
          <text:p text:style-name="P23"><text:span text:style-name="T24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3" draw:layer="layout" svg:width="0cm" svg:height="0cm" svg:x="0.004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Arithmetic operators in the</text:span><text:span text:style-name="T4"><text:line-break/></text:span><text:span text:style-name="T25">standard library</text:span></text:p>
          </draw:text-box>
        </draw:frame>
        <draw:frame draw:name="מציין מיקום טקסט 2" presentation:style-name="pr12" draw:text-style-name="P15" draw:layer="layout" svg:width="24.01cm" svg:height="13.076cm" svg:x="0.832cm" svg:y="3.642cm" presentation:class="outline" presentation:user-transformed="true">
          <draw:text-box>
            <text:p text:style-name="P27"><text:span text:style-name="T14"/></text:p>
            <text:list text:style-name="L7">
              <text:list-item>
                <text:p text:style-name="P17"><text:span text:style-name="T26">plus (+) is used for concatenating strings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26">Arithmetic operators are used for </text:span><text:span text:style-name="T27">valarray</text:span><text:span text:style-name="T26"> objects.</text:span><text:span text:style-name="T26"><text:line-break/></text:span><text:span text:style-name="T26"/></text:p>
              </text:list-item>
              <text:list-item>
                <text:p text:style-name="P17"><text:span text:style-name="T26">NOTE: operators are not commutative! </text:span><text:span text:style-name="T26"><text:line-break/></text:span><text:span text:style-name="T26"> <text:s text:c="2"/>a*b does not have to be the same as b*a.</text:span></text:p>
                <text:p text:style-name="P17"><text:span text:style-name="T26"><text:s text:c="7"/></text:span><text:span text:style-name="T26">(mathematical example: matrix*vector)</text:span></text:p>
                <text:p text:style-name="P17"><text:span text:style-name="T26"/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ther operators in the</text:span><text:span text:style-name="T4"><text:line-break/></text:span><text:span text:style-name="T25">standard library</text:span></text:p>
          </draw:text-box>
        </draw:frame>
        <draw:frame draw:name="מציין מיקום טקסט 2" presentation:style-name="pr12" draw:text-style-name="P15" draw:layer="layout" svg:width="24.01cm" svg:height="13.076cm" svg:x="0.832cm" svg:y="3.642cm" presentation:class="outline" presentation:user-transformed="true">
          <draw:text-box>
            <text:p text:style-name="P27"><text:span text:style-name="T14"/></text:p>
            <text:list text:style-name="L7">
              <text:list-item>
                <text:p text:style-name="P17"><text:span text:style-name="T14">&gt;&gt; &lt;&lt; are used as bit operations for </text:span><text:span text:style-name="T17">primitives numbers</text:span><text:span text:style-name="T28"> </text:span><text:span text:style-name="T14">and for I/O in the </text:span><text:span text:style-name="T18">standard library</text:span><text:span text:style-name="T14"> iostreams classes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14">[] is used as subscripting </text:span><text:span text:style-name="T17">primitives arrays</text:span><text:span text:style-name="T29"> </text:span><text:span text:style-name="T14">and vector class in the </text:span><text:span text:style-name="T18">standard library</text:span><text:span text:style-name="T30"> (see folder 2)</text:span><text:span text:style-name="T14">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31">() is used for </text:span><text:span text:style-name="T32">function calls </text:span><text:span text:style-name="T31">and for functor objects in the </text:span><text:span text:style-name="T33">standard library </text:span><text:span text:style-name="T30">(see folder 4)</text:span><text:span text:style-name="T14">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 for writing your operators</text:span></text:p>
          </draw:text-box>
        </draw:frame>
        <draw:frame draw:name="מציין מיקום טקסט 2" presentation:style-name="pr13" draw:text-style-name="P15" draw:layer="layout" svg:width="24.567cm" svg:height="10.798cm" svg:x="0.832cm" svg:y="3.642cm" presentation:class="outline" presentation:user-transformed="true">
          <draw:text-box>
            <text:p text:style-name="P28"><text:span text:style-name="T34"/></text:p>
            <text:list text:style-name="L8">
              <text:list-item>
                <text:p text:style-name="P17"><text:span text:style-name="T34">Don't</text:span><text:span text:style-name="T14"> overload operators with </text:span><text:span text:style-name="T34">non-standard</text:span><text:span text:style-name="T14"> behavior! (&lt;&lt; for adding,...)</text:span></text:p>
              </text:list-item>
            </text:list>
            <text:p text:style-name="P17"><text:span text:style-name="T14"/></text:p>
            <text:list text:continue-numbering="true" text:style-name="L8">
              <text:list-item>
                <text:p text:style-name="P17"><text:span text:style-name="T14">Check how operators work on </text:span><text:span text:style-name="T17">primitives</text:span><text:span text:style-name="T14"> or in the </text:span><text:span text:style-name="T18">standard library</text:span><text:span text:style-name="T14"> and give the </text:span><text:span text:style-name="T35">same behavior</text:span><text:span text:style-name="T14"> in your class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41</meta:editing-cycles>
    <meta:print-date>2006-12-12T13:43:12</meta:print-date>
    <meta:creation-date>2002-10-18T11:19:22</meta:creation-date>
    <dc:date>2019-03-19T12:24:36.968742669</dc:date>
    <meta:editing-duration>P2DT23H48M24S</meta:editing-duration>
    <meta:generator>LibreOffice/6.1.5.2$Linux_X86_64 LibreOffice_project/10$Build-2</meta:generator>
    <meta:document-statistic meta:object-count="9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